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álisis de la página de Leyes de Murphy</text:p>
      <text:p text:style-name="Standard"/>
      <text:p text:style-name="Standard">- Propiedad position: absolute:</text:p>
      <text:p text:style-name="Standard"/>
      <text:p text:style-name="Standard">Los textos están posicionados de manera absoluta dentro de un contenedor relativo. Esto permite colocar cada frase en una posición específica de la página.</text:p>
      <text:p text:style-name="Standard">Por ejemplo, las frases como "Cualquier cosa que pueda ir mal, ... irá mal." están colocadas en posiciones precisas usando top, left, right, y bottom.</text:p>
      <text:p text:style-name="Standard"/>
      <text:p text:style-name="Standard">- Propiedad z-index:</text:p>
      <text:p text:style-name="Standard"/>
      <text:p text:style-name="Standard">Se utiliza z-index para controlar el orden de apilamiento de los textos. Esto es útil para asegurar que las frases más importantes estén en primer plano.</text:p>
      <text:p text:style-name="Standard"/>
      <text:p text:style-name="Standard">- Propiedad transform:</text:p>
      <text:p text:style-name="Standard"/>
      <text:p text:style-name="Standard">Algunas frases pueden estar rotadas o trasladadas usando transform para crear un efecto visual más dinámico.</text:p>
      <text:p text:style-name="Standard"/>
      <text:p text:style-name="P1">Análisis de la página de Software Libre</text:p>
      <text:p text:style-name="Standard"/>
      <text:p text:style-name="Standard">- Propiedad position: absolute:</text:p>
      <text:p text:style-name="Standard"/>
      <text:p text:style-name="Standard">Los elementos como los íconos y los textos descriptivos están posicionados de manera absoluta dentro de un contenedor relativo. Esto permite un diseño organizado y preciso.</text:p>
      <text:p text:style-name="Standard">Por ejemplo, los íconos de las aplicaciones como 7-zip, Audacity, GIMP, etc., están colocados en posiciones específicas junto con sus descripciones.</text:p>
      <text:p text:style-name="Standard"/>
      <text:p text:style-name="Standard">- Propiedad z-index:</text:p>
      <text:p text:style-name="Standard"/>
      <text:p text:style-name="Standard">Se utiliza z-index para manejar la superposición de elementos, asegurando que los íconos y textos no se superpongan de manera no deseada.</text:p>
      <text:p text:style-name="Standard"/>
      <text:p text:style-name="Standard">- Propiedad overflow:</text:p>
      <text:p text:style-name="Standard"/>
      <text:p text:style-name="Standard">En algunos contenedores, se utiliza overflow: hidden para recortar el contenido que excede las dimensiones del contenedor, manteniendo el diseño limpio y ordenad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1T21:15:27.885000000</meta:creation-date>
    <dc:date>2025-03-21T21:23:19.997000000</dc:date>
    <meta:editing-duration>PT7M52S</meta:editing-duration>
    <meta:editing-cycles>1</meta:editing-cycles>
    <meta:document-statistic meta:table-count="0" meta:image-count="0" meta:object-count="0" meta:page-count="1" meta:paragraph-count="16" meta:word-count="218" meta:character-count="1410" meta:non-whitespace-character-count="1208"/>
    <meta:generator>LibreOffice/24.2.4.2$Windows_X86_64 LibreOffice_project/51a6219feb6075d9a4c46691dcfe0cd9c4fff3c2</meta:generator>
  </office:meta>
</office:document-meta>
</file>